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font-size="10pt" fo:font-weight="normal"/>
    </style:style>
    <style:style style:name="T3" style:family="text">
      <style:text-properties fo:font-style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Landau-Symbole</text:span> werden in der <text:a xlink:type="simple" xlink:href="http://de.wikipedia.org/wiki/Mathematik">Mathematik</text:a> und in der <text:a xlink:type="simple" xlink:href="http://de.wikipedia.org/wiki/Informatik">Informatik</text:a> verwendet, um das <text:a xlink:type="simple" xlink:href="http://de.wikipedia.org/wiki/Asymptotische_Analyse">asymptotische Verhalten</text:a> von <text:a xlink:type="simple" xlink:href="http://de.wikipedia.org/wiki/Funktion_%28Mathematik%29">Funktionen</text:a> und <text:a xlink:type="simple" xlink:href="http://de.wikipedia.org/wiki/Folge_%28Mathematik%29">Folgen</text:a> zu beschreiben. In der <text:a xlink:type="simple" xlink:href="http://de.wikipedia.org/wiki/Informatik">Informatik</text:a> werden sie insbesondere in der <text:a xlink:type="simple" xlink:href="http://de.wikipedia.org/wiki/Komplexitätstheorie">Komplexitätstheorie</text:a> verwendet, um verschiedene <text:a xlink:type="simple" xlink:href="http://de.wikipedia.org/wiki/Algorithmus">Algorithmen</text:a> danach zu vergleichen, wie „schwierig“ oder aufwändig sie zu berechnen sind. </text:p>
      <text:p text:style-name="Standard"/>
      <text:h text:style-name="P1" text:outline-level="2" text:is-list-header="true">Geschichte <text:span text:style-name="T2">[</text:span><text:a xlink:type="simple" xlink:href="http://de.wikipedia.org/w/index.php?title=Landau-Symbole&amp;action=edit&amp;section=1"><text:span text:style-name="T2">Bearbeiten</text:span></text:a><text:span text:style-name="T2">]</text:span></text:h>
      <text:p text:style-name="Text_20_body">Der Großbuchstabe (damals eigentlich ein großes <text:a xlink:type="simple" xlink:href="http://de.wikipedia.org/wiki/Omikron">Omikron</text:a>) als Symbol für <text:span text:style-name="T3">Ordnung von</text:span> wurde erstmals vom deutschen Zahlentheoretiker <text:a xlink:type="simple" xlink:href="http://de.wikipedia.org/wiki/Paul_Bachmann_%28Mathematiker%29">Paul Bachmann</text:a> in der 1894 erschienenen zweiten Auflage seines Buchs <text:span text:style-name="T3">Analytische Zahlentheorie</text:span> verwendet. Bekannt gemacht wurde diese Notation durch den ebenfalls deutschen Zahlentheoretiker <text:a xlink:type="simple" xlink:href="http://de.wikipedia.org/wiki/Edmund_Landau">Edmund Landau</text:a>, mit dessen Namen sie insbesondere im deutschen Sprachraum heute in Verbindung gebracht wird.<text:bookmark text:name="_ref-0"/><text:a xlink:type="simple" xlink:href="http://de.wikipedia.org/wiki/Landau-Notation#_note-0">[1]</text:a></text:p>
      <text:h text:style-name="P1" text:outline-level="2" text:is-list-header="true"><text:bookmark text:name="Anschauliche_Bedeutung"/>Anschauliche Bedeutung <text:span text:style-name="T2">[</text:span><text:a xlink:type="simple" xlink:href="http://de.wikipedia.org/w/index.php?title=Landau-Symbole&amp;action=edit&amp;section=2"><text:span text:style-name="T2">Bearbeiten</text:span></text:a><text:span text:style-name="T2">]</text:span></text:h>
      <text:p text:style-name="Text_20_body">Groß und klein <text:span text:style-name="T3">o</text:span> sind die am häufigsten verwendeten Landau-Symbole. Darüber hinaus gibt es noch groß <text:a xlink:type="simple" xlink:href="http://de.wikipedia.org/wiki/Ω">Omega</text:a> Ω, klein omega ω und <text:a xlink:type="simple" xlink:href="http://de.wikipedia.org/wiki/Θ">Theta</text:a> Θ.</text:p>
      <text:p text:style-name="Text_20_body">Sie vergleichen das Wachstum von zwei Funktionen, meist im <text:a xlink:type="simple" xlink:href="http://de.wikipedia.org/wiki/Unendlich">Unendlichen</text:a>. In der nachfolgenden Tabelle ist <text:span text:style-name="T3">f</text:span> die Folge oder Funktion, über die eine Aussage getroffen werden soll, und <text:span text:style-name="T3">g</text:span> der einfachste Repräsentant einer Klasse gleich schnell wachsender Funktionen, die als Vergleich diene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date>2008-01-24T17:07:23</dc:date>
    <meta:editing-cycles>1</meta:editing-cycles>
    <meta:editing-duration>PT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173" meta:character-count="1243"/>
  </office:meta>
</office:document-meta>
</file>